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="" draw:marker-start-width="0.227cm" draw:marker-end="" draw:marker-end-width="0.227cm" svg:stroke-opacity="100%" draw:fill-color="#ffffff" draw:opacity="100%" draw:opacity-name="Transparency_20_2" draw:textarea-horizontal-align="justify" draw:textarea-vertical-align="middle" draw:auto-grow-height="false" fo:min-height="0.181cm" fo:min-width="0cm" fo:padding-top="0.134cm" fo:padding-bottom="0.134cm" fo:padding-left="0.259cm" fo:padding-right="0.259cm" draw:shadow="hidden"/>
    </style:style>
    <style:style style:name="gr2" style:family="graphic" style:parent-style-name="objectwithoutfill">
      <style:graphic-properties draw:marker-end="Arrow" draw:fill="none" draw:textarea-vertical-align="middle"/>
    </style:style>
    <style:style style:name="P1" style:family="paragraph">
      <loext:graphic-properties draw:fill-color="#ffffff" draw:opacity="100%" draw:opacity-name="Transparency_20_2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2.397cm" svg:y="11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635cm" svg:height="0.635cm" svg:x="3.921cm" svg:y="9.2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635cm" svg:height="0.635cm" svg:x="3.921cm" svg:y="10.5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635cm" svg:height="0.635cm" svg:x="3.921cm" svg:y="11.7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635cm" svg:height="0.635cm" svg:x="3.921cm" svg:y="13.0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635cm" svg:height="0.635cm" svg:x="5.445cm" svg:y="11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2.905cm" svg:y1="11.157cm" svg:x2="3.921cm" svg:y2="9.76cm">
          <text:p/>
        </draw:line>
        <draw:line draw:style-name="gr2" draw:text-style-name="P2" draw:layer="layout" svg:x1="3.032cm" svg:y1="11.414cm" svg:x2="3.921cm" svg:y2="11.0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2" draw:display-name="Transparency 2" draw:style="axial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4-05T11:16:47.672000000</meta:creation-date>
    <dc:date>2024-04-05T12:06:29.411000000</dc:date>
    <meta:editing-duration>PT8M50S</meta:editing-duration>
    <meta:editing-cycles>2</meta:editing-cycles>
    <meta:generator>LibreOffice/6.1.2.1$Windows_X86_64 LibreOffice_project/65905a128db06ba48db947242809d14d3f9a93fe</meta:generator>
    <meta:document-statistic meta:object-count="8"/>
  </office:meta>
</office:document-meta>
</file>